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6.735cm"/>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solid" draw:fill-color="#ffff00" draw:textarea-horizontal-align="left" draw:textarea-vertical-align="top"/>
    </style:style>
    <style:style style:name="gr4" style:family="graphic" style:parent-style-name="standard">
      <style:graphic-properties draw:stroke="none" svg:stroke-color="#000000" draw:fill="none" draw:fill-color="#ffffff" fo:min-height="8.64cm"/>
    </style:style>
    <style:style style:name="gr5" style:family="graphic" style:parent-style-name="standard">
      <style:graphic-properties draw:stroke="none" svg:stroke-color="#000000" draw:fill="none" draw:fill-color="#ffffff" fo:min-height="26.42cm"/>
    </style:style>
    <style:style style:name="P1" style:family="paragraph">
      <style:text-properties fo:font-size="12pt" style:font-size-asian="18pt" style:font-size-complex="18pt"/>
    </style:style>
    <style:style style:name="P2" style:family="paragraph">
      <style:paragraph-properties fo:text-align="center"/>
    </style:style>
    <style:style style:name="P3" style:family="paragraph">
      <style:paragraph-properties fo:text-align="star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8pt" style:font-size-complex="18pt"/>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6.195cm" svg:height="6.985cm" svg:x="1cm" svg:y="1cm">
          <draw:text-box>
            <text:p><text:span text:style-name="T1">This document is meant to represent V2 of the design of the logging components as of right now (2009-10-23).</text:span></text:p>
            <text:p><text:span text:style-name="T2"/></text:p>
            <text:p><text:span text:style-name="T2">The prior design was simply a wrapper around the DAO/Model objects to intercept all read/write accesses from the DB. This was fine until the PHI Filtering was required. PHI Filtering is a rules based filtering to allow or disallow data to be retrieved / seen. As a result, we have to retrieve an object (like a persons note) before we can determine if it is allowed to be returned to the oscar/caisi instance or not. The problem is that the database read has already occurred and is now logged but the data was never returned to the requester. As a result, our logging is no longer accurate. </text:span></text:p>
            <text:p><text:span text:style-name="T2"/></text:p>
            <text:p><text:span text:style-name="T2">In addition to the above, a new section of the system was added, a web site portion. We would like to be able to distinguish between a web site request, a web service request, and internal thread actions. We would also like to expand the scope of logging to not only log data that was accessed but action which were taken. As an example “login” is an action, but not a data request. Or even at a more similar level “search for client” is an action “bob, smith, id=45” would be a data response.</text:span></text:p>
            <text:p><text:span text:style-name="T2"/></text:p>
            <text:p><text:span text:style-name="T2">We need to track data responses for privacy auditing regulation purposes. We want to track actions (and time taken to perform actions), for a system design and optimisation purposes. (As an example, if 99% of requests are to “retrieve consent”, we would know to focus our efforts in optimising that section.)</text:span></text:p>
            <text:p><text:span text:style-name="T2"/></text:p>
          </draw:text-box>
        </draw:frame>
        <draw:g>
          <draw:rect draw:style-name="gr2" draw:text-style-name="P2" draw:layer="layout" svg:width="17.78cm" svg:height="7.62cm" svg:x="1.635cm" svg:y="7.985cm">
            <text:p text:style-name="P2">Sources of actions</text:p>
          </draw:rect>
          <draw:rect draw:style-name="gr3" draw:text-style-name="P2" draw:layer="layout" svg:width="5.08cm" svg:height="5.715cm" svg:x="2.27cm" svg:y="9.255cm">
            <text:p text:style-name="P3">Internal Thread</text:p>
            <text:p text:style-name="P3"><text:span text:style-name="T3"/></text:p>
            <text:p text:style-name="P3"><text:span text:style-name="T3">Identified by</text:span></text:p>
            <text:list text:style-name="L1">
              <text:list-item>
                <text:p text:style-name="P3"><text:span text:style-name="T3">Thread Name</text:span></text:p>
              </text:list-item>
              <text:list-item>
                <text:p text:style-name="P3"><text:span text:style-name="T3">Class Name</text:span></text:p>
              </text:list-item>
            </text:list>
          </draw:rect>
          <draw:rect draw:style-name="gr3" draw:text-style-name="P2" draw:layer="layout" svg:width="5.08cm" svg:height="5.715cm" svg:x="7.985cm" svg:y="9.255cm">
            <text:p text:style-name="P3">Web Site</text:p>
            <text:p text:style-name="P3"><text:span text:style-name="T3"/></text:p>
            <text:p text:style-name="P3"><text:span text:style-name="T3">Identified by</text:span></text:p>
            <text:list text:style-name="L1">
              <text:list-item>
                <text:p text:style-name="P3"><text:span text:style-name="T3">Web site user id</text:span></text:p>
              </text:list-item>
            </text:list>
            <text:p text:style-name="P3"><text:span text:style-name="T3"/></text:p>
            <text:p text:style-name="P3"><text:span text:style-name="T3">Upon login, log</text:span></text:p>
            <text:list text:continue-numbering="true" text:style-name="L1">
              <text:list-item>
                <text:p text:style-name="P3"><text:span text:style-name="T3">Requesting IP</text:span></text:p>
              </text:list-item>
            </text:list>
          </draw:rect>
          <draw:rect draw:style-name="gr3" draw:text-style-name="P2" draw:layer="layout" svg:width="5.08cm" svg:height="5.715cm" svg:x="13.7cm" svg:y="9.255cm">
            <text:p text:style-name="P3">Web Service</text:p>
            <text:p text:style-name="P3"><text:span text:style-name="T3"/></text:p>
            <text:p text:style-name="P3"><text:span text:style-name="T3">Identified by</text:span></text:p>
            <text:list text:style-name="L1">
              <text:list-item>
                <text:p text:style-name="P3"><text:span text:style-name="T3">Facility id</text:span></text:p>
              </text:list-item>
              <text:list-item>
                <text:p text:style-name="P3"><text:span text:style-name="T3">Caisi provider id</text:span></text:p>
              </text:list-item>
            </text:list>
            <text:p text:style-name="P3"><text:span text:style-name="T3"/></text:p>
            <text:p text:style-name="P3"><text:span text:style-name="T3"/></text:p>
            <text:p text:style-name="P3"><text:span text:style-name="T3">Upon login, log</text:span></text:p>
            <text:list text:continue-numbering="true" text:style-name="L1">
              <text:list-item>
                <text:p text:style-name="P3"><text:span text:style-name="T3">Requesting IP</text:span></text:p>
              </text:list-item>
              <text:list-item>
                <text:p text:style-name="P3"><text:span text:style-name="T3">Accessor trail</text:span></text:p>
              </text:list-item>
            </text:list>
          </draw:rect>
        </draw:g>
        <draw:g>
          <draw:rect draw:style-name="gr2" draw:text-style-name="P2" draw:layer="layout" svg:width="19.685cm" svg:height="7.62cm" svg:x="16.875cm" svg:y="16.24cm">
            <text:p text:style-name="P2">Types of actions</text:p>
          </draw:rect>
          <draw:rect draw:style-name="gr3" draw:text-style-name="P2" draw:layer="layout" svg:width="8.89cm" svg:height="5.715cm" svg:x="17.51cm" svg:y="17.51cm">
            <text:p text:style-name="P3">Higher Level Logic / Methods</text:p>
            <text:p text:style-name="P3"><text:span text:style-name="T3"/></text:p>
            <text:p text:style-name="P3"><text:span text:style-name="T3">Identified By</text:span></text:p>
            <text:list text:style-name="L1">
              <text:list-item>
                <text:p text:style-name="P3"><text:span text:style-name="T3">Running code </text:span><text:span text:style-name="T3"><text:line-break/></text:span><text:span text:style-name="T3">(web service method, web page function)</text:span></text:p>
              </text:list-item>
              <text:list-item>
                <text:p text:style-name="P3"><text:span text:style-name="T3">Optional Parameters</text:span></text:p>
              </text:list-item>
            </text:list>
            <text:p text:style-name="P3"><text:span text:style-name="T3"/></text:p>
            <text:p text:style-name="P3"><text:span text:style-name="T3">Examples</text:span></text:p>
            <text:list text:continue-numbering="true" text:style-name="L1">
              <text:list-item>
                <text:p text:style-name="P3"><text:span text:style-name="T3">SiteLogin : IP=192.168.0.1</text:span></text:p>
              </text:list-item>
              <text:list-item>
                <text:p text:style-name="P3"><text:span text:style-name="T3">Site summary page</text:span></text:p>
              </text:list-item>
              <text:list-item>
                <text:p text:style-name="P3"><text:span text:style-name="T3">DemographicWs.getMatchingClients()</text:span></text:p>
                <text:p text:style-name="P3"><text:span text:style-name="T3"/></text:p>
              </text:list-item>
            </text:list>
          </draw:rect>
          <draw:rect draw:style-name="gr3" draw:text-style-name="P2" draw:layer="layout" svg:width="8.89cm" svg:height="5.715cm" svg:x="27.035cm" svg:y="17.51cm">
            <text:p text:style-name="P3">Data Access</text:p>
            <text:p text:style-name="P3"><text:span text:style-name="T3"/></text:p>
            <text:p text:style-name="P3"><text:span text:style-name="T3">Identified by</text:span></text:p>
            <text:list text:style-name="L1">
              <text:list-item>
                <text:p text:style-name="P3"><text:span text:style-name="T3">DAO/Model class name</text:span></text:p>
              </text:list-item>
              <text:list-item>
                <text:p text:style-name="P3"><text:span text:style-name="T3">Model Object ID</text:span></text:p>
              </text:list-item>
              <text:list-item>
                <text:p text:style-name="P3"><text:span text:style-name="T3">Type (read,write,search)</text:span></text:p>
              </text:list-item>
            </text:list>
            <text:p text:style-name="P3"><text:span text:style-name="T3"/></text:p>
            <text:p text:style-name="P3"><text:span text:style-name="T3">Examples</text:span></text:p>
            <text:list text:continue-numbering="true" text:style-name="L1">
              <text:list-item>
                <text:p text:style-name="P3"><text:span text:style-name="T3">CachedDemographic, id=...</text:span></text:p>
              </text:list-item>
              <text:list-item>
                <text:p text:style-name="P3"><text:span text:style-name="T3">CachedProvider, id=...</text:span></text:p>
              </text:list-item>
            </text:list>
          </draw:rect>
        </draw:g>
        <draw:frame draw:style-name="gr4" draw:text-style-name="P1" draw:layer="layout" svg:width="36.1cm" svg:height="9.257cm" svg:x="1cm" svg:y="24.495cm">
          <draw:text-box>
            <text:p><text:span text:style-name="T2">The above shows 3 sources of actions and 2 possible action types which we would like to track. Note that all permutations of sources to actions are possible.</text:span></text:p>
            <text:p><text:span text:style-name="T2"/></text:p>
            <text:p><text:span text:style-name="T2">When logging the above, we need to associate a source to a type of action along with when it happened.</text:span></text:p>
            <text:p><text:span text:style-name="T2"/></text:p>
            <text:p><text:span text:style-name="T2">We can reduce the Source to a single text string/column as follows :</text:span></text:p>
            <text:list text:style-name="L1">
              <text:list-item>
                <text:p><text:span text:style-name="T2">Internal Thread = THREAD:&lt;THREAD_NAME&gt;:&lt;CLASS_NAME&gt;</text:span></text:p>
              </text:list-item>
              <text:list-item>
                <text:p><text:span text:style-name="T2">Web Site = SITE:&lt;SiteUserId&gt;</text:span></text:p>
              </text:list-item>
              <text:list-item>
                <text:p><text:span text:style-name="T2">Web Service = WS:&lt;FacilityId&gt;:&lt;CaisiProviderId&gt;</text:span></text:p>
              </text:list-item>
            </text:list>
            <text:p><text:span text:style-name="T2"/></text:p>
            <text:p><text:span text:style-name="T2">For the actions, we can attempt to collapse the models together into 2 columns, Action and Parameters.</text:span></text:p>
            <text:p><text:span text:style-name="T2">As examples</text:span></text:p>
            <text:p><text:span text:style-name="T2"><text:tab/></text:span><text:span text:style-name="T2">Logic</text:span></text:p>
            <text:p><text:span text:style-name="T2"><text:tab/></text:span><text:span text:style-name="T2"><text:tab/></text:span><text:span text:style-name="T2">action=LOGIC:&lt;LOGIC_ACTION&gt;</text:span></text:p>
            <text:p><text:span text:style-name="T2"><text:tab/></text:span><text:span text:style-name="T2"><text:tab/></text:span><text:span text:style-name="T2">parameters=optional parameter data</text:span></text:p>
            <text:p><text:span text:style-name="T2"/></text:p>
            <text:p><text:span text:style-name="T2"><text:tab/></text:span><text:span text:style-name="T2">Data</text:span></text:p>
            <text:p><text:span text:style-name="T2"><text:tab/></text:span><text:span text:style-name="T2"><text:tab/></text:span><text:span text:style-name="T2">action=DATA:&lt;ACCESS_TYPE&gt;</text:span></text:p>
            <text:p><text:span text:style-name="T2"><text:tab/></text:span><text:span text:style-name="T2"><text:tab/></text:span><text:span text:style-name="T2">parameters=&lt;modelClass.getSimpleName()&gt;:&lt;modelObjectId&gt;</text:span></text:p>
            <text:p><text:span text:style-name="T2"><text:tab/></text:span></text:p>
          </draw:text-box>
        </draw:frame>
        <draw:rect draw:style-name="gr3" draw:text-style-name="P2" draw:layer="layout" svg:width="5.715cm" svg:height="3.81cm" svg:x="1.635cm" svg:y="34.02cm">
          <text:p text:style-name="P3">EventLog2 Table</text:p>
          <text:p text:style-name="P3"><text:span text:style-name="T3"/></text:p>
          <text:p text:style-name="P3"><text:span text:style-name="T3">Table</text:span></text:p>
          <text:list text:style-name="L1">
            <text:list-item>
              <text:p text:style-name="P3"><text:span text:style-name="T3">Date datetime not null</text:span></text:p>
            </text:list-item>
            <text:list-item>
              <text:p text:style-name="P3"><text:span text:style-name="T3">Source varchar not null</text:span></text:p>
            </text:list-item>
            <text:list-item>
              <text:p text:style-name="P3"><text:span text:style-name="T3">Action varchar not null</text:span></text:p>
            </text:list-item>
            <text:list-item>
              <text:p text:style-name="P3"><text:span text:style-name="T3">Parameters varchar</text:span></text:p>
            </text:list-item>
          </text:list>
          <text:p text:style-name="P3"><text:span text:style-name="T3"/></text:p>
        </draw:rect>
        <draw:frame draw:style-name="gr5" draw:text-style-name="P1" draw:layer="layout" svg:width="36.1cm" svg:height="26.67cm" svg:x="1cm" svg:y="38.465cm">
          <draw:text-box>
            <text:p><text:span text:style-name="T1">Table Examples</text:span></text:p>
            <text:p><text:span text:style-name="T4"/></text:p>
            <text:p><text:span text:style-name="T4">Some one logs in from the web site</text:span></text:p>
            <text:p><text:span text:style-name="T4"><text:tab/></text:span><text:span text:style-name="T4">Source=”SITE:54”</text:span></text:p>
            <text:p><text:span text:style-name="T4"><text:tab/></text:span><text:span text:style-name="T4">Action=”LOGIC:LOGIN”</text:span></text:p>
            <text:p><text:span text:style-name="T4"><text:tab/></text:span><text:span text:style-name="T4">Parameters=”ip=192.168.0.1” (Parameters can be any extra data, not necessarily parameters to methods)</text:span></text:p>
            <text:p><text:span text:style-name="T4"/></text:p>
            <text:p><text:span text:style-name="T4">Some one does a client search from a Web Service (may result in multiple log entries) and had a result returned.</text:span></text:p>
            <text:p><text:span text:style-name="T4"><text:tab/></text:span><text:span text:style-name="T4">Entry 1 (a search was performed)</text:span></text:p>
            <text:p><text:span text:style-name="T4"><text:tab/></text:span><text:span text:style-name="T4">source=”WS:5:9998”</text:span></text:p>
            <text:p><text:span text:style-name="T4"><text:tab/></text:span><text:span text:style-name="T4">action=”LOGIC:getMatchingUsers”</text:span></text:p>
            <text:p><text:span text:style-name="T4"><text:tab/></text:span><text:span text:style-name="T4">parameters=”firstname=bob, lastname=doe”</text:span></text:p>
            <text:p><text:span text:style-name="T4"/></text:p>
            <text:p><text:span text:style-name="T4"><text:tab/></text:span><text:span text:style-name="T4">Entry 2 (a data record was returned / read)</text:span></text:p>
            <text:p><text:span text:style-name="T4"><text:tab/></text:span><text:span text:style-name="T4">source=”WS:5:9998”</text:span></text:p>
            <text:p><text:span text:style-name="T4"><text:tab/></text:span><text:span text:style-name="T4">action=”DATA:SEARCH_RESULT”</text:span></text:p>
            <text:p><text:span text:style-name="T4"><text:tab/></text:span><text:span text:style-name="T4">parameters=”CachedDemographic:7:452”</text:span></text:p>
            <text:p><text:span text:style-name="T4"/></text:p>
            <text:p><text:span text:style-name="T1">Use case scenerios for reporting is as follows.</text:span></text:p>
            <text:p><text:span text:style-name="T2"/></text:p>
            <text:p><text:span text:style-name="T2">Show me all providers who have viewed a particular clients notes (clientId=452 from facilityId=7)</text:span></text:p>
            <text:p text:style-name="P3"><text:span text:style-name="T2"><text:tab/></text:span><text:span text:style-name="T2">Select source from EventLog2 where action='DATA:READ' or action='DATA:SEARCH_RESULT' and parameters='</text:span><text:span text:style-name="T4">CachedDemographic:7:452'</text:span></text:p>
            <text:p text:style-name="P3"><text:span text:style-name="T5"/></text:p>
            <text:p><text:span text:style-name="T2">Show me all clients that a provider viewed (providerId=9998 from facilityId=5)</text:span></text:p>
            <text:p><text:span text:style-name="T2"><text:tab/></text:span><text:span text:style-name="T2">Select parameters from EventLog2 where action='DATA:READ' or action='DATA:SEARCH_RESULT' and source='</text:span><text:span text:style-name="T4">WS:5:9998</text:span><text:span text:style-name="T2">'</text:span></text:p>
            <text:p><text:span text:style-name="T2"/></text:p>
            <text:p><text:span text:style-name="T2">Show me everyone who's logged into the site :</text:span></text:p>
            <text:p><text:span text:style-name="T2"><text:tab/></text:span><text:span text:style-name="T2">Select * from EventLog2 where action='LOGIC:LOGIN' and source like 'SITE:%';</text:span></text:p>
            <text:p><text:span text:style-name="T2"/></text:p>
            <text:p><text:span text:style-name="T2">Show me the most used operation on the system :</text:span></text:p>
            <text:p><text:span text:style-name="T2"><text:tab/></text:span><text:span text:style-name="T2">Select count(*),action from EventLog2 group by action;</text:span></text:p>
            <text:p><text:span text:style-name="T2"><text:tab/></text:span><text:span text:style-name="T2">(note this can also be grouped by action like 'LOGIC:%' and source like 'DATA:%')</text:span></text:p>
            <text:p><text:span text:style-name="T2"/></text:p>
            <text:p><text:span text:style-name="T2">Show me what user X did after logging into the site (siteUserId=8)</text:span></text:p>
            <text:p><text:span text:style-name="T2"><text:tab/></text:span><text:span text:style-name="T2">Select * from EventLog2 where source=source='SITE</text:span><text:span text:style-name="T4">:8</text:span><text:span text:style-name="T2">'</text:span></text:p>
            <text:p><text:span text:style-name="T2"/></text:p>
            <text:p><text:span text:style-name="T2"/></text:p>
            <text:p><text:span text:style-name="T1">Implementation Details</text:span></text:p>
            <text:p><text:span text:style-name="T2">Here we will discuss where to implement these and how to best ensure coverage of all data access and logical unit points</text:span></text:p>
            <text:p><text:span text:style-name="T2"/></text:p>
            <text:p><text:span text:style-name="T2">So there's multiple different types of logging and there's different ways to best do each.</text:span></text:p>
            <text:list text:style-name="L1">
              <text:list-item>
                <text:p><text:span text:style-name="T2">Logging Data Writes/Updates</text:span></text:p>
              </text:list-item>
              <text:list-item>
                <text:p><text:span text:style-name="T2">Logging Data Reads</text:span></text:p>
              </text:list-item>
              <text:list-item>
                <text:p><text:span text:style-name="T2">Logging Logical actions not necessarily pertainning to data.</text:span></text:p>
              </text:list-item>
            </text:list>
            <text:p><text:span text:style-name="T2"/></text:p>
            <text:p><text:span text:style-name="T2">Data writes and updates can easily be caught by the DAO PreUpdate and PrePersist methods. This will allow us to have it done automatically with out coding each location. Something to keep in mind though is that 99% of the writes will be done by the “integrator update task” on the oscar/caisi side which means it's not actually user initiated so tracking who did it is of less use.</text:span></text:p>
            <text:p><text:span text:style-name="T2"/></text:p>
            <text:p><text:span text:style-name="T2">Data reads can not be done that way because we have a filter that runs on the retrieved data which then decides what data is allowed to be returned or not, as a result, the data read out of the database is not the same as the data returned to the user. The only way to knows for sure what is returned and if the action was conceptually a search or a bunk read is to check and the end of the web service methods, i.e. just add manual code before the return.</text:span></text:p>
            <text:p><text:span text:style-name="T2"/></text:p>
            <text:p><text:span text:style-name="T2">Logical actions are currently logged as ServletFilter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x x</meta:initial-creator>
    <meta:creation-date>2009-10-23T13:50:54</meta:creation-date>
    <dc:date>2009-11-10T11:18:27</dc:date>
    <dc:creator>x x</dc:creator>
    <meta:editing-duration>PT03H30M38S</meta:editing-duration>
    <meta:editing-cycles>32</meta:editing-cycles>
    <meta:generator>OpenOffice.org/3.0$Linux OpenOffice.org_project/300m9$Build-9358</meta:generator>
    <meta:document-statistic meta:object-count="13"/>
    <meta:user-defined meta:name="Info 1"/>
    <meta:user-defined meta:name="Info 2"/>
    <meta:user-defined meta:name="Info 3"/>
    <meta:user-defined meta:name="Info 4"/>
  </office:meta>
</office:document-meta>
</file>